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ExtraAnswersTest.shouldScreamWhenNull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WithExtraAnswersTest.shouldReturnNullIfNecess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ExtraAnswersTest.shouldWorkAsStandardMocki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